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onymous Pro Minus" svg:font-family="'Anonymous Pro Minus'" style:font-family-generic="modern" style:font-pitch="fixed"/>
    <style:font-face style:name="Consolas" svg:font-family="Consolas" style:font-family-generic="modern" style:font-pitch="fixed"/>
    <style:font-face style:name="Berling Antiqua" svg:font-family="'Berling Antiqua'" style:font-family-generic="roman" style:font-pitch="variable"/>
    <style:font-face style:name="Bookman Old Style" svg:font-family="'Bookman Old Style'"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5" style:family="table">
      <style:table-properties style:width="6.8868in" table:align="right" style:shadow="none"/>
    </style:style>
    <style:style style:name="Table15.A" style:family="table-column">
      <style:table-column-properties style:column-width="1.9396in"/>
    </style:style>
    <style:style style:name="Table15.B" style:family="table-column">
      <style:table-column-properties style:column-width="0.5833in"/>
    </style:style>
    <style:style style:name="Table15.C" style:family="table-column">
      <style:table-column-properties style:column-width="2.25in"/>
    </style:style>
    <style:style style:name="Table15.D" style:family="table-column">
      <style:table-column-properties style:column-width="1.0681in"/>
    </style:style>
    <style:style style:name="Table15.E" style:family="table-column">
      <style:table-column-properties style:column-width="0.5889in"/>
    </style:style>
    <style:style style:name="Table15.A1" style:family="table-cell">
      <style:table-cell-properties fo:padding="0.0382in" fo:border-left="0.05pt solid #b2b2b2" fo:border-right="none" fo:border-top="0.05pt solid #b2b2b2" fo:border-bottom="0.05pt solid #b2b2b2"/>
    </style:style>
    <style:style style:name="Table15.E1" style:family="table-cell">
      <style:table-cell-properties fo:padding="0.0382in" fo:border="0.05pt solid #b2b2b2"/>
    </style:style>
    <style:style style:name="Table15.A2" style:family="table-cell">
      <style:table-cell-properties fo:padding="0.0382in" fo:border-left="0.05pt solid #b2b2b2" fo:border-right="none" fo:border-top="none" fo:border-bottom="0.05pt solid #b2b2b2"/>
    </style:style>
    <style:style style:name="Table15.E2" style:family="table-cell" style:data-style-name="N3">
      <style:table-cell-properties fo:padding="0.0382in" fo:border-left="0.05pt solid #b2b2b2" fo:border-right="0.05pt solid #b2b2b2" fo:border-top="none" fo:border-bottom="0.05pt solid #b2b2b2"/>
    </style:style>
    <style:style style:name="P1" style:family="paragraph" style:parent-style-name="Standard">
      <style:text-properties style:font-name="Berling Antiqua" fo:font-size="14pt" fo:font-weight="bold" officeooo:rsid="0007eaa2" officeooo:paragraph-rsid="0007eaa2" style:font-size-asian="14pt" style:font-weight-asian="bold" style:font-size-complex="14pt" style:font-weight-complex="bold"/>
    </style:style>
    <style:style style:name="P2" style:family="paragraph" style:parent-style-name="Standard">
      <style:text-properties style:font-name="Berling Antiqua" fo:font-size="14pt" officeooo:rsid="0007eaa2" officeooo:paragraph-rsid="0007eaa2" style:font-size-asian="14pt" style:font-size-complex="14pt"/>
    </style:style>
    <style:style style:name="P3" style:family="paragraph" style:parent-style-name="Standard">
      <style:paragraph-properties fo:text-align="center" style:justify-single-word="false"/>
      <style:text-properties style:font-name="Berling Antiqua" fo:font-size="14pt" officeooo:rsid="0007eaa2" officeooo:paragraph-rsid="0007eaa2" style:font-size-asian="14pt" style:font-size-complex="14pt"/>
    </style:style>
    <style:style style:name="P4" style:family="paragraph" style:parent-style-name="Standard">
      <style:text-properties style:font-name="Berling Antiqua" officeooo:rsid="0007eaa2" officeooo:paragraph-rsid="0007eaa2"/>
    </style:style>
    <style:style style:name="P5" style:family="paragraph" style:parent-style-name="Standard">
      <style:text-properties style:font-name="Berling Antiqua" officeooo:rsid="0007eaa2" officeooo:paragraph-rsid="00090185"/>
    </style:style>
    <style:style style:name="P6" style:family="paragraph" style:parent-style-name="Standard">
      <style:text-properties style:font-name="Berling Antiqua" fo:font-size="11pt" fo:font-weight="bold" officeooo:rsid="000882ea" officeooo:paragraph-rsid="000882ea" style:font-size-asian="11pt" style:font-weight-asian="bold" style:font-size-complex="11pt" style:font-weight-complex="bold"/>
    </style:style>
    <style:style style:name="P7" style:family="paragraph" style:parent-style-name="Standard">
      <style:paragraph-properties fo:text-align="center" style:justify-single-word="false"/>
      <style:text-properties style:font-name="Berling Antiqua" fo:font-size="11pt" fo:font-weight="bold" officeooo:rsid="000882ea" officeooo:paragraph-rsid="000882ea" style:font-size-asian="11pt" style:font-weight-asian="bold" style:font-size-complex="11pt" style:font-weight-complex="bold"/>
    </style:style>
    <style:style style:name="P8" style:family="paragraph" style:parent-style-name="Standard">
      <style:paragraph-properties fo:text-align="end" style:justify-single-word="false"/>
      <style:text-properties style:font-name="Berling Antiqua" fo:font-size="11pt" fo:font-weight="bold" officeooo:rsid="000882ea" officeooo:paragraph-rsid="000882ea" style:font-size-asian="11pt" style:font-weight-asian="bold" style:font-size-complex="11pt" style:font-weight-complex="bold"/>
    </style:style>
    <style:style style:name="P9" style:family="paragraph" style:parent-style-name="Standard">
      <style:text-properties style:font-name="Berling Antiqua" fo:font-size="11pt" officeooo:rsid="000882ea" officeooo:paragraph-rsid="000882ea" style:font-size-asian="11pt" style:font-size-complex="11pt"/>
    </style:style>
    <style:style style:name="P10" style:family="paragraph" style:parent-style-name="Standard">
      <style:paragraph-properties fo:text-align="center" style:justify-single-word="false"/>
      <style:text-properties style:font-name="Berling Antiqua" fo:font-size="11pt" officeooo:rsid="000882ea" officeooo:paragraph-rsid="000882ea" style:font-size-asian="11pt" style:font-size-complex="11pt"/>
    </style:style>
    <style:style style:name="P11" style:family="paragraph" style:parent-style-name="Standard">
      <style:paragraph-properties fo:text-align="end" style:justify-single-word="false"/>
      <style:text-properties style:font-name="Berling Antiqua" fo:font-size="11pt" officeooo:rsid="000882ea" officeooo:paragraph-rsid="000882ea" style:font-size-asian="11pt" style:font-size-complex="11pt"/>
    </style:style>
    <style:style style:name="P12" style:family="paragraph" style:parent-style-name="Standard">
      <style:text-properties style:font-name="Berling Antiqua" officeooo:rsid="00090185" officeooo:paragraph-rsid="00090185"/>
    </style:style>
    <style:style style:name="P13" style:family="paragraph" style:parent-style-name="Standard">
      <style:text-properties style:font-name="Consolas" fo:font-size="10pt" officeooo:rsid="0007eaa2" officeooo:paragraph-rsid="0007eaa2" style:font-size-asian="10pt" style:font-size-complex="10pt"/>
    </style:style>
    <style:style style:name="T1" style:family="text">
      <style:text-properties fo:font-weight="bold" style:font-weight-asian="bold" style:font-weight-complex="bold"/>
    </style:style>
    <style:style style:name="T2" style:family="text">
      <style:text-properties officeooo:rsid="000882ea"/>
    </style:style>
    <style:style style:name="T3" style:family="text">
      <style:text-properties fo:font-style="italic" style:font-style-asian="italic" style:font-style-complex="italic"/>
    </style:style>
    <style:style style:name="T4" style:family="text">
      <style:text-properties officeooo:rsid="00090185"/>
    </style:style>
    <style:style style:name="T5" style:family="text">
      <style:text-properties style:font-name="Berling Antiqua" officeooo:rsid="0007eaa2"/>
    </style:style>
    <style:style style:name="T6" style:family="text">
      <style:text-properties style:font-name="Berling Antiqua" officeooo:rsid="00090185"/>
    </style:style>
    <style:style style:name="T7" style:family="text">
      <style:text-properties officeooo:rsid="000aff01"/>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stone Proposal</text:p>
      <text:p text:style-name="P2"/>
      <text:p text:style-name="P4">Machine Learning Engineer Nanodegree</text:p>
      <text:p text:style-name="P4">Brian Burns</text:p>
      <text:p text:style-name="P4">December 16, 2016</text:p>
      <text:p text:style-name="P4"><text:span text:style-name="T1"/></text:p>
      <text:p text:style-name="P3"><text:span text:style-name="T1">Word Prediction using Recurrent Neural Networks</text:span></text:p>
      <text:p text:style-name="P4"/>
      <text:p text:style-name="P4"/>
      <text:h text:style-name="Heading_20_1" text:outline-level="1">Domain Background</text:h>
      <text:p text:style-name="P4"/>
      <text:p text:style-name="P4">Word prediction is the task of predicting the most likely words following the preceding text. This has many applications, such as suggesting the next word as text is entered, as an aid in speech and handwriting recognition, or generating text to help fight spam.</text:p>
      <text:p text:style-name="P4"/>
      <text:p text:style-name="P4">The generation of a likely word given prior words goes back to Claude Shannon's paper on Information Theory (Shannon 1948) which was based on Markov models introduced by Andrei Markov (Markov 1913). These n-grams formed the basis of commercial word prediction software in the 1980's, eventually supplemented with similar syntax and part of speech predictions (Carlberger 1997). More recently, distributed representations of words have been used in recurrent neural networks (RNNs), which can better handle data sparsity and allow for more of the context to affect the prediction (Bengio 2003).</text:p>
      <text:p text:style-name="P4"/>
      <text:p text:style-name="P4">My interest in the task stems from the desire to learn more about machine learning with Natural Language Processing (NLP), Markov models, the Python Natural Language Toolkit (NLTK), distributed word representations, word2vec, RNNs, LSTM, and Deep Learning with Keras and TensorFlow.</text:p>
      <text:p text:style-name="P4"/>
      <text:p text:style-name="P4"/>
      <text:h text:style-name="Heading_20_1" text:outline-level="1">Problem Statement</text:h>
      <text:p text:style-name="P4"/>
      <text:p text:style-name="P4">Problem: Given a sequence of <text:span text:style-name="T3">n</text:span> words, what are the <text:span text:style-name="T3">k</text:span> most likely words that might follow?</text:p>
      <text:p text:style-name="P4"/>
      <text:p text:style-name="P4">For instance, given the sequence "Alice went to the", the program should return a list of words like "forest", "library", and "mountains", depending on the <text:span text:style-name="T7">text</text:span> the program was trained on.</text:p>
      <text:p text:style-name="P4"/>
      <text:p text:style-name="P4"/>
      <text:h text:style-name="Heading_20_1" text:outline-level="1">Datasets and Inputs</text:h>
      <text:p text:style-name="P4"/>
      <text:p text:style-name="P4">Any text can be used, so long as it has words separated by spaces. For this project texts from the Gutenberg project will be used, as an arbitrary number of words can be easily obtained without copyright or licensing issues (texts before 1922 are out of copyright). More modern corpora could also be used, such as Twitter posts or chat logs, if the purpose were to predict more contemporary writing.</text:p>
      <text:p text:style-name="P4"/>
      <text:p text:style-name="P4">The models will be trained with up to approximately a million words, using the following texts:</text:p>
      <text:p text:style-name="P13"/>
      <text:p text:style-name="P13"/>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P6"><text:s/>Author <text:s text:c="16"/></text:p>
            </table:table-cell>
            <table:table-cell table:style-name="Table15.A1" office:value-type="string">
              <text:p text:style-name="P7"><text:s/>Year </text:p>
            </table:table-cell>
            <table:table-cell table:style-name="Table15.A1" office:value-type="string">
              <text:p text:style-name="P6"><text:s/>Title <text:s text:c="24"/></text:p>
            </table:table-cell>
            <table:table-cell table:style-name="Table15.A1" office:value-type="string">
              <text:p text:style-name="P7"><text:s/>Gutenberg # </text:p>
            </table:table-cell>
            <table:table-cell table:style-name="Table15.E1" office:value-type="string">
              <text:p text:style-name="P8">Words</text:p>
            </table:table-cell>
          </table:table-row>
        </table:table-header-rows>
        <table:table-row>
          <table:table-cell table:style-name="Table15.A2" office:value-type="string">
            <text:p text:style-name="P9"><text:s/>George MacDonald <text:s text:c="6"/></text:p>
          </table:table-cell>
          <table:table-cell table:style-name="Table15.A2" office:value-type="string">
            <text:p text:style-name="P10"><text:s/>1858 </text:p>
          </table:table-cell>
          <table:table-cell table:style-name="Table15.A2" office:value-type="string">
            <text:p text:style-name="P9"><text:s/>Phantastes <text:s text:c="19"/></text:p>
          </table:table-cell>
          <table:table-cell table:style-name="Table15.A2" office:value-type="string">
            <text:p text:style-name="P10"><text:s text:c="9"/>325 </text:p>
          </table:table-cell>
          <table:table-cell table:style-name="Table15.E2" office:value-type="float" office:value="72334">
            <text:p text:style-name="P11">72,334</text:p>
          </table:table-cell>
        </table:table-row>
        <table:table-row>
          <table:table-cell table:style-name="Table15.A2" office:value-type="string">
            <text:p text:style-name="P9"><text:s/>Victor Hugo <text:s text:c="11"/></text:p>
          </table:table-cell>
          <table:table-cell table:style-name="Table15.A2" office:value-type="string">
            <text:p text:style-name="P10"><text:s/>1862 </text:p>
          </table:table-cell>
          <table:table-cell table:style-name="Table15.A2" office:value-type="string">
            <text:p text:style-name="P9"><text:s/>Les Miserables <text:s text:c="15"/></text:p>
          </table:table-cell>
          <table:table-cell table:style-name="Table15.A2" office:value-type="string">
            <text:p text:style-name="P10"><text:s text:c="9"/>135 </text:p>
          </table:table-cell>
          <table:table-cell table:style-name="Table15.E2" office:value-type="float" office:value="568690">
            <text:p text:style-name="P11">568,690</text:p>
          </table:table-cell>
        </table:table-row>
        <text:soft-page-break/>
        <table:table-row>
          <table:table-cell table:style-name="Table15.A2" office:value-type="string">
            <text:p text:style-name="P9"><text:s/>Lewis Carroll <text:s text:c="9"/></text:p>
          </table:table-cell>
          <table:table-cell table:style-name="Table15.A2" office:value-type="string">
            <text:p text:style-name="P10"><text:s/>1865 </text:p>
          </table:table-cell>
          <table:table-cell table:style-name="Table15.A2" office:value-type="string">
            <text:p text:style-name="P9"><text:s/>Alice in Wonderland <text:s text:c="10"/></text:p>
          </table:table-cell>
          <table:table-cell table:style-name="Table15.A2" office:value-type="string">
            <text:p text:style-name="P10"><text:s text:c="7"/>28885 </text:p>
          </table:table-cell>
          <table:table-cell table:style-name="Table15.E2" office:value-type="float" office:value="30355">
            <text:p text:style-name="P11">30,355</text:p>
          </table:table-cell>
        </table:table-row>
        <table:table-row>
          <table:table-cell table:style-name="Table15.A2" office:value-type="string">
            <text:p text:style-name="P9"><text:s/>Robert Louis Stevenson </text:p>
          </table:table-cell>
          <table:table-cell table:style-name="Table15.A2" office:value-type="string">
            <text:p text:style-name="P10"><text:s/>1883 </text:p>
          </table:table-cell>
          <table:table-cell table:style-name="Table15.A2" office:value-type="string">
            <text:p text:style-name="P9"><text:s/>Treasure Island <text:s text:c="14"/></text:p>
          </table:table-cell>
          <table:table-cell table:style-name="Table15.A2" office:value-type="string">
            <text:p text:style-name="P10"><text:s text:c="9"/>120 </text:p>
          </table:table-cell>
          <table:table-cell table:style-name="Table15.E2" office:value-type="float" office:value="71611">
            <text:p text:style-name="P11">71,611</text:p>
          </table:table-cell>
        </table:table-row>
        <table:table-row>
          <table:table-cell table:style-name="Table15.A2" office:value-type="string">
            <text:p text:style-name="P9"><text:s/>Henry James <text:s text:c="11"/></text:p>
          </table:table-cell>
          <table:table-cell table:style-name="Table15.A2" office:value-type="string">
            <text:p text:style-name="P10"><text:s/>1898 </text:p>
          </table:table-cell>
          <table:table-cell table:style-name="Table15.A2" office:value-type="string">
            <text:p text:style-name="P9"><text:s/>The Turn of the Screw <text:s text:c="8"/></text:p>
          </table:table-cell>
          <table:table-cell table:style-name="Table15.A2" office:value-type="string">
            <text:p text:style-name="P10"><text:s text:c="9"/>209 </text:p>
          </table:table-cell>
          <table:table-cell table:style-name="Table15.E2" office:value-type="float" office:value="45294">
            <text:p text:style-name="P11">45,294</text:p>
          </table:table-cell>
        </table:table-row>
        <table:table-row>
          <table:table-cell table:style-name="Table15.A2" office:value-type="string">
            <text:p text:style-name="P9"><text:s/>M R James <text:s text:c="13"/></text:p>
          </table:table-cell>
          <table:table-cell table:style-name="Table15.A2" office:value-type="string">
            <text:p text:style-name="P10"><text:s/>1905 </text:p>
          </table:table-cell>
          <table:table-cell table:style-name="Table15.A2" office:value-type="string">
            <text:p text:style-name="P9"><text:s/>Ghost Stories of an Antiquary </text:p>
          </table:table-cell>
          <table:table-cell table:style-name="Table15.A2" office:value-type="string">
            <text:p text:style-name="P10"><text:s text:c="8"/>8486 </text:p>
          </table:table-cell>
          <table:table-cell table:style-name="Table15.E2" office:value-type="float" office:value="47891">
            <text:p text:style-name="P11">47,891</text:p>
          </table:table-cell>
        </table:table-row>
        <table:table-row>
          <table:table-cell table:style-name="Table15.A2" office:value-type="string">
            <text:p text:style-name="P9"><text:s/>Arthur Machen <text:s text:c="9"/></text:p>
          </table:table-cell>
          <table:table-cell table:style-name="Table15.A2" office:value-type="string">
            <text:p text:style-name="P10"><text:s/>1907 </text:p>
          </table:table-cell>
          <table:table-cell table:style-name="Table15.A2" office:value-type="string">
            <text:p text:style-name="P9"><text:s/>The Hill of Dreams <text:s text:c="11"/></text:p>
          </table:table-cell>
          <table:table-cell table:style-name="Table15.A2" office:value-type="string">
            <text:p text:style-name="P10"><text:s text:c="7"/>13969 </text:p>
          </table:table-cell>
          <table:table-cell table:style-name="Table15.E2" office:value-type="float" office:value="68849">
            <text:p text:style-name="P11">68,849</text:p>
          </table:table-cell>
        </table:table-row>
        <table:table-row>
          <table:table-cell table:style-name="Table15.A2" office:value-type="string">
            <text:p text:style-name="P9"><text:s/>Kenneth Graham <text:s text:c="8"/></text:p>
          </table:table-cell>
          <table:table-cell table:style-name="Table15.A2" office:value-type="string">
            <text:p text:style-name="P10"><text:s/>1908 </text:p>
          </table:table-cell>
          <table:table-cell table:style-name="Table15.A2" office:value-type="string">
            <text:p text:style-name="P9"><text:s/>The Wind in the Willows <text:s text:c="6"/></text:p>
          </table:table-cell>
          <table:table-cell table:style-name="Table15.A2" office:value-type="string">
            <text:p text:style-name="P10"><text:s text:c="9"/>289 </text:p>
          </table:table-cell>
          <table:table-cell table:style-name="Table15.E2" office:value-type="float" office:value="61461">
            <text:p text:style-name="P11">61,461</text:p>
          </table:table-cell>
        </table:table-row>
        <table:table-row>
          <table:table-cell table:style-name="Table15.A2" office:value-type="string">
            <text:p text:style-name="P9"><text:s/>P G Woodhouse <text:s text:c="9"/></text:p>
          </table:table-cell>
          <table:table-cell table:style-name="Table15.A2" office:value-type="string">
            <text:p text:style-name="P10"><text:s/>1919 </text:p>
          </table:table-cell>
          <table:table-cell table:style-name="Table15.A2" office:value-type="string">
            <text:p text:style-name="P9"><text:s/>My Man Jeeves <text:s text:c="16"/></text:p>
          </table:table-cell>
          <table:table-cell table:style-name="Table15.A2" office:value-type="string">
            <text:p text:style-name="P10"><text:s text:c="8"/>8164 </text:p>
          </table:table-cell>
          <table:table-cell table:style-name="Table15.E2" office:value-type="float" office:value="53858">
            <text:p text:style-name="P11">53,858</text:p>
          </table:table-cell>
        </table:table-row>
        <table:table-row>
          <table:table-cell table:style-name="Table15.A2" office:value-type="string">
            <text:p text:style-name="P9"><text:s/>M R James <text:s text:c="13"/></text:p>
          </table:table-cell>
          <table:table-cell table:style-name="Table15.A2" office:value-type="string">
            <text:p text:style-name="P10"><text:s/>1920 </text:p>
          </table:table-cell>
          <table:table-cell table:style-name="Table15.A2" office:value-type="string">
            <text:p text:style-name="P9"><text:s/>A Thin Ghost and Others <text:s text:c="6"/></text:p>
          </table:table-cell>
          <table:table-cell table:style-name="Table15.A2" office:value-type="string">
            <text:p text:style-name="P10"><text:s text:c="7"/>20387 </text:p>
          </table:table-cell>
          <table:table-cell table:style-name="Table15.E2" office:value-type="float" office:value="34293">
            <text:p text:style-name="P11">34,293</text:p>
          </table:table-cell>
        </table:table-row>
        <table:table-row>
          <table:table-cell table:style-name="Table15.A2" office:value-type="string">
            <text:p text:style-name="P9"><text:s/><text:span text:style-name="T1">Total</text:span> <text:s text:c="17"/></text:p>
          </table:table-cell>
          <table:table-cell table:style-name="Table15.A2" office:value-type="string">
            <text:p text:style-name="P10"><text:s text:c="6"/></text:p>
          </table:table-cell>
          <table:table-cell table:style-name="Table15.A2" office:value-type="string">
            <text:p text:style-name="P9"><text:s text:c="31"/></text:p>
          </table:table-cell>
          <table:table-cell table:style-name="Table15.A2" office:value-type="string">
            <text:p text:style-name="P10"><text:s text:c="13"/></text:p>
          </table:table-cell>
          <table:table-cell table:style-name="Table15.E2" office:value-type="float" office:value="1054636">
            <text:p text:style-name="P11">1,054,636</text:p>
          </table:table-cell>
        </table:table-row>
      </table:table>
      <text:p text:style-name="P13"/>
      <text:p text:style-name="P13"/>
      <text:p text:style-name="P4">The texts can be found at <text:span text:style-name="T2">gutenberg.org</text:span>, for example <text:a xlink:type="simple" xlink:href="http://www.gutenberg.org/etext/28885" text:style-name="Internet_20_link" text:visited-style-name="Visited_20_Internet_20_Link">http://www.gutenberg.org/etext/28885</text:a>.</text:p>
      <text:p text:style-name="P4"/>
      <text:p text:style-name="P4"/>
      <text:h text:style-name="Heading_20_1" text:outline-level="1">Solution Statement</text:h>
      <text:p text:style-name="P4"/>
      <text:p text:style-name="P5">A Recurrent Neural Network (RNN) will be used to predict the next word in a sequence. In such networks, a sequence of words is encoded as a set of word vectors in a high-dimensional space (e.g. 300) –<text:span text:style-name="T2"> these will be obtained from the precalculated word2vec vectors (Mikolov 2013). Then</text:span> the network <text:span text:style-name="T2">will be </text:span>trained until the output is within a certain distance of the actual word – on testing, a sequence of words will be fed into the network and the output used to search the vector space for the closest <text:span text:style-name="T3">k</text:span> words.</text:p>
      <text:p text:style-name="P4"/>
      <text:p text:style-name="P4"/>
      <text:h text:style-name="Heading_20_1" text:outline-level="1">Benchmark Model</text:h>
      <text:p text:style-name="P4"/>
      <text:p text:style-name="P4">For the benchmark model a simple n-gram model will be used – this is a standard approach for next word prediction. A nested dictionary is created based on the training data, which counts occurrences of n-tuples of words. These are then normalized to get a probability distribution, which can be used to predict the most likely words following a sequence.</text:p>
      <text:p text:style-name="P4"/>
      <text:p text:style-name="P4"/>
      <text:h text:style-name="Heading_20_1" text:outline-level="1">Evaluation Metrics</text:h>
      <text:p text:style-name="P4"/>
      <text:p text:style-name="P4">For evaluation of both approaches, the accuracy score will be reported, for increasing training set sizes. The dataset will be split into training and test sets – after training, a sequence of words from the test set will be chosen at random, then fed to the predictor, and the most likely <text:span text:style-name="T3">k</text:span> words compared to the actual following word.</text:p>
      <text:p text:style-name="P4"/>
      <text:p text:style-name="P4"><text:span text:style-name="T1">Accuracy</text:span>: # correct predictions / # total predictions</text:p>
      <text:p text:style-name="P4"/>
      <text:p text:style-name="P4">A prediction will be considered <text:span text:style-name="T3">correct</text:span> if the actual word is in the list of <text:span text:style-name="T3">k</text:span> most likely words - this is relevant to the task of presenting the user with a list of most likely next words as they are entering text.</text:p>
      <text:p text:style-name="P4"/>
      <text:p text:style-name="P4"/>
      <text:h text:style-name="Heading_20_1" text:outline-level="1"><text:soft-page-break/>Project Design</text:h>
      <text:p text:style-name="P4"/>
      <text:p text:style-name="P4">The texts will first be preprocessed to remove punctuation and converted to lowercase.</text:p>
      <text:p text:style-name="P4"/>
      <text:p text:style-name="P4">For the training step, the baseline trigram predictor will be fed all word triples, which will be accumulated in the nested dictionaries and converted to probabilities. For the RNN predictor, all word sequences or skip-grams will be fed to the network and trained until its output is close to the correct final word.</text:p>
      <text:p text:style-name="P4"/>
      <text:p text:style-name="P4">For the testing step, the baseline predictor will be fed random tuples of words, and the top <text:span text:style-name="T3">k</text:span> predicted words will be compared against the actual word, and an accuracy score tallied. For the RNN predictor, the same process will be used.</text:p>
      <text:p text:style-name="P4"/>
      <text:p text:style-name="P4">Training sets of increasing sizes will be used - 1k, 10k, 100k, 1 million words, and the results recorded for comparison. Timing and memory information will also be recorded for all processes for later analysis.</text:p>
      <text:p text:style-name="P4"/>
      <text:p text:style-name="P4"/>
      <text:h text:style-name="Heading_20_1" text:outline-level="1">References</text:h>
      <text:p text:style-name="P4"/>
      <text:p text:style-name="P4">Bengio, Yoshua, et al. "A neural probabilistic language model." Journal of Machine Learning Research. <text:span text:style-name="T4">(</text:span>2003<text:span text:style-name="T4">)</text:span>.</text:p>
      <text:p text:style-name="P4"/>
      <text:p text:style-name="P4">Carlberger, Alice, et al. "Profet, a new generation of word prediction: An evaluation study." Proceedings, ACL Workshop on Natural Language Processing for Communication Aids <text:span text:style-name="T4">(</text:span>1997<text:span text:style-name="T4">)</text:span>.</text:p>
      <text:p text:style-name="P4"/>
      <text:p text:style-name="P4">Markov, Andrei, "An example of statistical investigation of the text Eugene Onegin concerning the connection of samples in chains." Bulletin of the Imperial Academy of Sciences of St. Petersburg, Vol 7 No 3. <text:span text:style-name="T4">(</text:span>1913<text:span text:style-name="T4">)</text:span>. English translation by Nitussov, Alexander et al., Science in Context, Vol 19 No 4. <text:span text:style-name="T4">2006</text:span></text:p>
      <text:p text:style-name="P4"/>
      <text:p text:style-name="P12">Mikolov, Tomas, et al. "Efficient estimation of word representations in vector space." arXiv preprint arXiv:1301.3781 (2013).</text:p>
      <text:p text:style-name="P5"><text:span text:style-name="T6"/></text:p>
      <text:p text:style-name="P5">Project Gutenberg. (n.d.). Retrieved December 16, 2016, from www.gutenberg.org.</text:p>
      <text:p text:style-name="P5"/>
      <text:p text:style-name="P5">Shannon, Claude, "A Mathematical Theory of Communication." The Bell System Technical Journal, Vol. 27. <text:span text:style-name="T4">(</text:span>1948<text:span text:style-name="T4">)</text:span>.</text:p>
      <text:p text:style-name="P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nonymous Pro Minus" svg:font-family="'Anonymous Pro Minus'" style:font-family-generic="modern" style:font-pitch="fixed"/>
    <style:font-face style:name="Consolas" svg:font-family="Consolas" style:font-family-generic="modern" style:font-pitch="fixed"/>
    <style:font-face style:name="Berling Antiqua" svg:font-family="'Berling Antiqua'" style:font-family-generic="roman" style:font-pitch="variable"/>
    <style:font-face style:name="Bookman Old Style" svg:font-family="'Bookman Old Style'"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in" fo:margin-bottom="0in" loext:contextual-spacing="false" fo:padding="0.0201in" fo:border-left="none" fo:border-right="none" fo:border-top="none" fo:border-bottom="0.06pt solid #b2b2b2" style:shadow="none" style:writing-mode="page"/>
      <style:text-properties style:font-name="Berling Antiqua" fo:font-family="'Berling Antiqua'" style:font-family-generic="roman" style:font-pitch="variable" fo:font-size="12pt" fo:font-weight="bold" officeooo:rsid="0007eaa2"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38S</meta:editing-duration>
    <meta:editing-cycles>5</meta:editing-cycles>
    <meta:generator>LibreOffice/5.2.3.3$Windows_x86 LibreOffice_project/d54a8868f08a7b39642414cf2c8ef2f228f780cf</meta:generator>
    <dc:date>2016-12-17T01:32:55.422000000</dc:date>
    <meta:document-statistic meta:table-count="1" meta:image-count="0" meta:object-count="0" meta:page-count="3" meta:paragraph-count="96" meta:word-count="981" meta:character-count="6445" meta:non-whitespace-character-count="5090"/>
    <meta:user-defined meta:name="Info 1"/>
    <meta:user-defined meta:name="Info 2"/>
    <meta:user-defined meta:name="Info 3"/>
    <meta:user-defined meta:name="Info 4"/>
  </office:meta>
</office:document-meta>
</file>